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9166" officeooo:paragraph-rsid="00149166"/>
    </style:style>
    <style:style style:name="P2" style:family="paragraph" style:parent-style-name="Standard">
      <style:text-properties fo:language="en" fo:country="US" officeooo:rsid="00149166" officeooo:paragraph-rsid="00149166"/>
    </style:style>
    <style:style style:name="P3" style:family="paragraph" style:parent-style-name="Standard">
      <style:text-properties fo:language="en" fo:country="US" officeooo:rsid="0016fcb2" officeooo:paragraph-rsid="0016fcb2"/>
    </style:style>
    <style:style style:name="P4" style:family="paragraph" style:parent-style-name="Text_20_body">
      <style:text-properties fo:language="en" fo:country="US" officeooo:rsid="00149166" officeooo:paragraph-rsid="00149166"/>
    </style:style>
    <style:style style:name="T1" style:family="text">
      <style:text-properties style:text-position="33% 80%"/>
    </style:style>
    <style:style style:name="T2" style:family="text">
      <style:text-properties style:text-position="33% 80%" fo:language="en" fo:country="US"/>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proposal </text:p>
      <text:p text:style-name="P2"/>
      <text:p text:style-name="P3">Extracted molecule: polyA RNA</text:p>
      <text:p text:style-name="P2"/>
      <text:p text:style-name="P2">Total RNA was isolated from cells using miRNAeasy Kit (Qiagen) according to the manufacturer’s protocol. An additional DNaseI digestion step was performed to ensure that samples were not contaminated with genomic DNA. RNA quality was assessed via an Agilent bioanalyzer. mRNAs were enriched from total RNA samples using a poly-A pull-down.<text:line-break/>Libraries were prepared using an Illumina TrueSeq RNA prep kit.</text:p>
      <text:p text:style-name="P2"/>
      <text:p text:style-name="P2"/>
      <text:p text:style-name="P4"><text:bookmark text:name="__p5"/>The identification of novel disease loci through genome-wide characterization of copy number variations (CNVs) has been important in many regards, including the discovery of genotype-phenotype relationships and genetic counseling. Personalized treatment, however, requires a clear understanding of underlying mechanisms, including which genes within disease-associated loci contribute to risk and how effects are mediated across development. Given that penetrance is often incomplete and expressivity is highly variable with CNVs, the ability to model this complexity is likewise critically important.</text:p>
      <text:p text:style-name="Text_20_body"><text:bookmark text:name="__p6"/><text:span text:style-name="T3">In this context, the breakpoint 1 to breakpoint 2 deletion region at 15q11.2 (BP1-2), associated with increased risk for schizophrenia and epilepsy, is exemplary [</text:span><text:bookmark text:name="__tag_772817031"/><text:a xlink:type="simple" xlink:href="https://www.ncbi.nlm.nih.gov/pmc/articles/PMC4732616/#pone.0148039.ref001" text:style-name="Internet_20_link" text:visited-style-name="Visited_20_Internet_20_Link">1</text:a><text:span text:style-name="T3">–</text:span><text:bookmark text:name="__tag_772817082"/><text:a xlink:type="simple" xlink:href="https://www.ncbi.nlm.nih.gov/pmc/articles/PMC4732616/#pone.0148039.ref003" text:style-name="Internet_20_link" text:visited-style-name="Visited_20_Internet_20_Link">3</text:a><text:span text:style-name="T3">]. The deletion spans ~ 500 kb and encompasses four genes: tubulin, gamma complex associated protein 5 </text:span><text:span text:style-name="Emphasis"><text:span text:style-name="T3">(TUBGCP5</text:span></text:span><text:span text:style-name="T3">), cytoplasmic FMR1 interacting protein 1 (</text:span><text:span text:style-name="Emphasis"><text:span text:style-name="T3">CYFIP1</text:span></text:span><text:span text:style-name="T3">), non imprinted in Prader-Willi/Angelman syndrome 2 (</text:span><text:span text:style-name="Emphasis"><text:span text:style-name="T3">NIPA2</text:span></text:span><text:span text:style-name="T3">), and non imprinted in Prader-Willi/Angelman syndrome 1 (</text:span><text:span text:style-name="Emphasis"><text:span text:style-name="T3">NIPA1</text:span></text:span><text:span text:style-name="T3">). The deletion is common in the general population, occurring at a frequency of ~ 1/500, and is often transmitted to affected children by clinically unaffected parents [</text:span><text:bookmark text:name="__tag_817403273"/><text:a xlink:type="simple" xlink:href="https://www.ncbi.nlm.nih.gov/pmc/articles/PMC4732616/#pone.0148039.ref004" text:style-name="Internet_20_link" text:visited-style-name="Visited_20_Internet_20_Link">4</text:a><text:span text:style-name="T3">]. While a growing body of work suggests that altered </text:span><text:span text:style-name="Emphasis"><text:span text:style-name="T3">CYFIP1</text:span></text:span><text:span text:style-name="T3"> expression impacts neuronal morphology and function [</text:span><text:bookmark text:name="__tag_772816986"/><text:a xlink:type="simple" xlink:href="https://www.ncbi.nlm.nih.gov/pmc/articles/PMC4732616/#pone.0148039.ref005" text:style-name="Internet_20_link" text:visited-style-name="Visited_20_Internet_20_Link">5</text:a><text:span text:style-name="T3">–</text:span><text:bookmark text:name="__tag_772817070"/><text:a xlink:type="simple" xlink:href="https://www.ncbi.nlm.nih.gov/pmc/articles/PMC4732616/#pone.0148039.ref011" text:style-name="Internet_20_link" text:visited-style-name="Visited_20_Internet_20_Link">11</text:a><text:span text:style-name="T3">], relatively little has been done to evaluate the possible impact of reduced expression at earlier developmental time points, particularly in a human model system. One study using induced pluripotent stem cells (iPSCs) from BP1-2 deletion carriers determined that reduced </text:span><text:span text:style-name="Emphasis"><text:span text:style-name="T3">CYFIP1</text:span></text:span><text:span text:style-name="T3"> dosage resulted in cell polarity defects in neural rosettes [</text:span><text:bookmark text:name="__tag_772816952"/><text:a xlink:type="simple" xlink:href="https://www.ncbi.nlm.nih.gov/pmc/articles/PMC4732616/#pone.0148039.ref012" text:style-name="Internet_20_link" text:visited-style-name="Visited_20_Internet_20_Link">12</text:a><text:span text:style-name="T3">]. However, genome-wide transcriptional profiling was not performed in this study, and inter-individual differences, a defining feature of BP1-2 deletions, were not evaluated.</text:span></text:p>
      <text:p text:style-name="Text_20_body"><text:bookmark text:name="__p7"/><text:span text:style-name="T3">To investigate an early developmental role for </text:span><text:span text:style-name="Emphasis"><text:span text:style-name="T3">CYFIP1</text:span></text:span><text:span text:style-name="T3"> in disease and explore inter-individual variation in a human system, we developed a knockdown model using lentiviral shRNAs in neural progenitor cells (NPCs) derived from human iPSCs with two copies of each gene at the BP1-2 interval (BP1-2 copy number neutral). NPCs are proliferating cells that resemble radial glia and have the capacity to differentiate into neurons, astrocytes, and oligodendrocytes. In support of their use, work comparing NPCs derived from individuals with idiopathic schizophrenia and controls found abnormalities in cytoskeletal remodeling and the oxidative stress response in patient-derived samples [</text:span><text:bookmark text:name="__tag_772817077"/><text:a xlink:type="simple" xlink:href="https://www.ncbi.nlm.nih.gov/pmc/articles/PMC4732616/#pone.0148039.ref013" text:style-name="Internet_20_link" text:visited-style-name="Visited_20_Internet_20_Link">13</text:a><text:span text:style-name="T3">]. Similarly, cell proliferation and expression of ion channels were found to be abnormal in NPCs derived from individuals with bipolar disorder [</text:span><text:bookmark text:name="__tag_772817011"/><text:a xlink:type="simple" xlink:href="https://www.ncbi.nlm.nih.gov/pmc/articles/PMC4732616/#pone.0148039.ref014" text:style-name="Internet_20_link" text:visited-style-name="Visited_20_Internet_20_Link">14</text:a><text:span text:style-name="T3">].</text:span></text:p>
      <text:p text:style-name="Text_20_body"><text:bookmark text:name="__p8"/><text:span text:style-name="T3">We demonstrate here that </text:span><text:span text:style-name="Emphasis"><text:span text:style-name="T3">CYFIP1</text:span></text:span><text:span text:style-name="T3"> plays a critical role in cytoskeletal remodeling in human NPCs, as we observe dysregulation of cytoskeleton-related genes, reduced levels of WAVE1/2, and diminished F-actin following knockdown. </text:span><text:span text:style-name="Emphasis"><text:span text:style-name="T3">CYFIP1</text:span></text:span><text:span text:style-name="T3"> knockdown cells tended to be bigger and had significantly larger nuclei as well. Moreover, reduced </text:span><text:span text:style-name="Emphasis"><text:span text:style-name="T3">CYFIP1</text:span></text:span><text:span text:style-name="T3"> also disrupted normal expression of fragile X mental retardation protein (FMRP) targets and postsynaptic density (PSD) genes, each </text:span><text:soft-page-break/><text:span text:style-name="T3">previously implicated in schizophrenia [</text:span><text:bookmark text:name="__tag_772817032"/><text:a xlink:type="simple" xlink:href="https://www.ncbi.nlm.nih.gov/pmc/articles/PMC4732616/#pone.0148039.ref015" text:style-name="Internet_20_link" text:visited-style-name="Visited_20_Internet_20_Link">15</text:a><text:span text:style-name="T3">–</text:span><text:bookmark text:name="__tag_772817067"/><text:a xlink:type="simple" xlink:href="https://www.ncbi.nlm.nih.gov/pmc/articles/PMC4732616/#pone.0148039.ref017" text:style-name="Internet_20_link" text:visited-style-name="Visited_20_Internet_20_Link">17</text:a><text:span text:style-name="T3">]. Providing direct support for involvement of </text:span><text:span text:style-name="Emphasis"><text:span text:style-name="T3">CYFIP1</text:span></text:span><text:span text:style-name="T3"> in BP1-2 mediated neurodevelopmental disease (NDD), we observed marked dysregulation of schizophrenia and epilepsy risk genes, disorders associated with the deletion. Mirroring the clinical variability associated with BP1-2 deletions, the presence and magnitude of these disease effects varied between donor lines. Effects were also highly specific in that enrichment was not seen for genes implicated in complex diseases or traits unrelated to the BP1-2 deletion. We also identified novel candidate disease genes among a subset of altered mRNAs that are unexpectedly similar to known epilepsy genes. The </text:span><text:span text:style-name="Emphasis"><text:span text:style-name="T3">in vitro</text:span></text:span><text:span text:style-name="T3"> model described here will enable identification of compounds that normalize BP1-2 disease-related endpoints and as such represents an important next step towards personalized treatment of deletion carriers.</text:span></text:p>
      <text:p text:style-name="P2"/>
      <text:p text:style-name="P2"/>
      <text:p text:style-name="P1"><text:span text:style-name="T3">To gain insight into the molecular effects of reduced </text:span><text:span text:style-name="Emphasis"><text:span text:style-name="T3">CYFIP1</text:span></text:span><text:span text:style-name="T3"> expression, we performed RNA-seq on NS and </text:span><text:span text:style-name="Emphasis"><text:span text:style-name="T3">CYFIP1</text:span></text:span><text:span text:style-name="T2">KD</text:span><text:span text:style-name="T3"> NPCs prepared from three different iPSC lines (C2, C4, and C5). Because each line was generated from a different donor, we reasoned that this experimental design would allow us to evaluate line-dependent and line-independent effects. For each line, RNA from six independent transductions (three </text:span><text:span text:style-name="Emphasis"><text:span text:style-name="T3">CYFIP1</text:span></text:span><text:span text:style-name="T2">KD</text:span><text:span text:style-name="T3"> and three NS) was sequenced, and an average of 23.2 million properly mapped pairs was obtained (</text:span><text:a xlink:type="simple" xlink:href="https://www.ncbi.nlm.nih.gov/pmc/articles/PMC4732616/#pone.0148039.s001" text:style-name="Internet_20_link" text:visited-style-name="Visited_20_Internet_20_Link">S1 Table</text:a><text:span text:style-name="T3">). For each donor line, the average of the three </text:span><text:span text:style-name="Emphasis"><text:span text:style-name="T3">CYFIP1</text:span></text:span><text:span text:style-name="T2">KD</text:span><text:span text:style-name="T3"> samples was compared to the average of the three isogenic NS samples. RNA-seq and qPCR validation showed that </text:span><text:span text:style-name="Emphasis"><text:span text:style-name="T3">CYFIP1</text:span></text:span><text:span text:style-name="T3"> was similarly reduced in NPCs from all three lines (</text:span><text:a xlink:type="simple" xlink:href="https://www.ncbi.nlm.nih.gov/pmc/articles/PMC4732616/figure/pone.0148039.g002/" office:target-frame-name="figure" xlink:show="replace" text:style-name="Internet_20_link" text:visited-style-name="Visited_20_Internet_20_Link">Fig 2A</text:a><text:span text:style-name="T3">). Confirming that the cells we transduced were indeed in a progenitor state, all lines showed high levels of neural progenitor markers and much lower expression of neuronal and glial markers (</text:span><text:a xlink:type="simple" xlink:href="https://www.ncbi.nlm.nih.gov/pmc/articles/PMC4732616/figure/pone.0148039.g002/" office:target-frame-name="figure" xlink:show="replace" text:style-name="Internet_20_link" text:visited-style-name="Visited_20_Internet_20_Link">Fig 2B</text:a><text:span text:style-name="T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25T09:07:54.583595622</meta:creation-date>
    <dc:date>2021-10-12T13:58:38.469394550</dc:date>
    <meta:editing-duration>PT33M18S</meta:editing-duration>
    <meta:editing-cycles>2</meta:editing-cycles>
    <meta:generator>LibreOffice/7.0.4.2$Linux_X86_64 LibreOffice_project/00$Build-2</meta:generator>
    <meta:document-statistic meta:table-count="0" meta:image-count="0" meta:object-count="0" meta:page-count="2" meta:paragraph-count="8" meta:word-count="794" meta:character-count="5482" meta:non-whitespace-character-count="4698"/>
  </office:meta>
</office:document-meta>
</file>